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PH" fo:font-weight="normal"/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font-weight="normal"/>
    </style:style>
    <style:style style:name="P4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PH" fo:font-weight="normal"/>
    </style:style>
    <style:style style:name="P5" style:family="paragraph" style:parent-style-name="Normal">
      <style:text-properties fo:color="#000000" style:font-name="Liberation Serif1" fo:font-size="12pt" fo:language="en" fo:country="PH" fo:font-weight="normal"/>
    </style:style>
    <style:style style:name="P6" style:family="paragraph" style:parent-style-name="Normal">
      <style:text-properties style:text-underline-style="solid" style:text-underline-width="auto" style:text-underline-color="font-color"/>
    </style:style>
    <style:style style:name="P7" style:family="paragraph" style:parent-style-name="Normal">
      <style:text-properties fo:color="#000000" style:font-name="Liberation Serif1" fo:font-size="12pt" fo:language="en" fo:country="PH" fo:font-weight="normal"/>
    </style:style>
    <style:style style:name="P8" style:family="paragraph" style:parent-style-name="Normal">
      <style:text-properties officeooo:rsid="00159392" officeooo:paragraph-rsid="00159392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PH" fo:font-weight="normal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PH" fo:font-weight="normal"/>
    </style:style>
    <style:style style:name="T1" style:family="text">
      <style:text-properties fo:color="#000000" style:font-name="Liberation Serif1" fo:font-size="12pt" fo:language="en" fo:country="PH" fo:font-weight="normal"/>
    </style:style>
    <style:style style:name="T2" style:family="text">
      <style:text-properties fo:color="#000000" style:font-name="Liberation Serif1" fo:font-size="12pt" fo:font-weight="normal"/>
    </style:style>
    <style:style style:name="T3" style:family="text">
      <style:text-properties style:font-name="Liberation Serif1" fo:font-size="12pt" fo:language="en" fo:country="PH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tab/><text:tab/><text:tab/><text:tab/><text:tab/><text:tab/>CSC 18 series project<text:tab/><text:tab/><text:tab/><text:tab/></text:p>
        <text:p text:style-name="Normal"/>
        <text:p text:style-name="P6">Charter session:</text:p>
        <text:p text:style-name="Normal"/>
        <text:p text:style-name="P6">Vision:</text:p>
        <text:p text:style-name="Normal">Enable my. Eskwela users to express their feelings on certain data items existing in my.Eskwela</text:p>
        <text:p text:style-name="Normal"/>
        <text:p text:style-name="P6">Mission:</text:p>
        <text:p text:style-name="Normal">Create another module in my.Eskwela</text:p>
        <text:p text:style-name="Normal"/>
        <text:p text:style-name="P6">Scope:</text:p>
        <text:p text:style-name="Normal">The feelings are only limited to the four basic feelings (happy, sad, angry, surprised)</text:p>
        <text:p text:style-name="Normal">General report feelings are based on the four basic feelings.</text:p>
        <text:p text:style-name="Normal">The feeling is shared only on Facebook.</text:p>
        <text:p text:style-name="Normal">The user cannot change feeling but can add feeling.</text:p>
        <text:p text:style-name="Normal"/>
        <text:p text:style-name="P6">Deliverables:</text:p>
        <text:p text:style-name="Normal">feeling rate, anonymous comments</text:p>
        <text:p text:style-name="Normal"/>
        <text:p text:style-name="P6">Principles:</text:p>
        <text:p text:style-name="Normal">The users convenience is our top priority.</text:p>
        <text:p text:style-name="Normal"/>
        <text:p text:style-name="P6">Features:</text:p>
        <text:p text:style-name="Normal">1.) “Feel” Item</text:p>
        <text:p text:style-name="Normal"><text:tab/>Allows a person to express his/her feeling on a data item. A person when rating somebody else should be anonymous.</text:p>
        <text:p text:style-name="Normal">2.) Share “Feeling”</text:p>
        <text:p text:style-name="Normal"><text:tab/>Allows a person to share the “Feel” rating of a data item.</text:p>
        <text:p text:style-name="Normal">3.) Reports of “Feeling”</text:p>
        <text:p text:style-name="Normal"><text:tab/>Daily, Weekly, Monthly reports of “Feel” rating</text:p>
        <text:p text:style-name="Normal">4.) Anonymous Comments</text:p>
        <text:p text:style-name="Normal"><text:tab/>Allow anonymous comments to a person</text:p>
        <text:p text:style-name="Normal">5.) “Feel” Item Rating</text:p>
        <text:p text:style-name="Normal"><text:tab/>Display the “feel” rating of an item.</text:p>
        <text:p text:style-name="Normal">6.) Customize “Feel” Item</text:p>
        <text:p text:style-name="Normal"><text:tab/>Allow a person to add a customized “feel”.</text:p>
        <text:p text:style-name="Normal"/>
        <text:p text:style-name="P6">Acceptance Criteria (Feature):</text:p>
        <text:p text:style-name="Normal">1.) “Feel” Item</text:p>
        <text:p text:style-name="Normal"><text:tab/>-make sure that the user and data item exists and his/her feeling is recorded</text:p>
        <text:p text:style-name="Normal">2.) Share “Feeling”</text:p>
        <text:p text:style-name="Normal"><text:tab/>-make sure the user has inputted a feeling for a data item and the feeling is shared</text:p>
        <text:p text:style-name="Normal">3.) Reports of “Feeling”</text:p>
        <text:p text:style-name="Normal"><text:tab/>-make sure that there is a recorded feeling in that data item and then displays general daily, weekly, monthly “feel” rate</text:p>
        <text:p text:style-name="Normal">4.) Anonymous Comments</text:p>
        <text:p text:style-name="Normal"><text:tab/>- make sure that the has entered to an anonymous “mode” and their comment will be posted without any of the users identification</text:p>
        <text:p text:style-name="Normal">5.) “Feel” Item Rating</text:p>
        <text:p text:style-name="Normal"><text:soft-page-break/><text:tab/>- make sure that the data item exist and there has been a recorded “feel” on that item and the “feel” rating of the item</text:p>
        <text:p text:style-name="Normal">6.) - <text:span text:style-name="T1">make sure that the user and data item exists and his/her newly added customized feeling is recorded</text:span></text:p>
        <text:p text:style-name="Normal"/>
        <text:p text:style-name="Normal"/>
        <text:p text:style-name="P6">User Story:</text:p>
        <text:p text:style-name="Normal">-As a user, I want to choose a particular feeling so that I can express my feelings on a certain data item.</text:p>
        <text:p text:style-name="Normal">-As a user, I want to comment to a person so that I can show my impression towards that person</text:p>
        <text:p text:style-name="Normal">-As a user, I want to view the “feel” rating of an item so that I can know the “feel” rating of other people towards that data item</text:p>
        <text:p text:style-name="Normal">-As a user, I want to share my “feel” rating of an item so that other users will know my feeling toward that item</text:p>
        <text:p text:style-name="Normal">-As a user, I want to customize my own feeling so that I could clearly express what I feel.</text:p>
        <text:p text:style-name="Normal">-As a user, I want to view my general report of my feeling so that I want to view my past feelings.</text:p>
        <text:p text:style-name="Normal">-As a user, I want to edit the comment.</text:p>
        <text:p text:style-name="Normal">-As a user, I want to delete the comment.</text:p>
        <text:p text:style-name="Normal"/>
        <text:p text:style-name="P6">Use Case:</text:p>
        <text:p text:style-name="Normal">Name: Express Feeling</text:p>
        <text:p text:style-name="Normal">Description: Allows a user to convey their feeling </text:p>
        <text:p text:style-name="Normal">Actor: User</text:p>
        <text:p text:style-name="Normal">Pre-Conditions: User has identification</text:p>
        <text:p text:style-name="Normal">Post-Conditions: The person has successfully expressed their feeling and the user’s feeling is recorded</text:p>
        <text:p text:style-name="Normal">Main Course:</text:p>
        <text:p text:style-name="Normal">1.) Show feelings to the user</text:p>
        <text:p text:style-name="Normal">2.) User chooses a feeling from the four basic feelings</text:p>
        <text:p text:style-name="Normal">3.) Feeling is recorded<text:tab/></text:p>
        <text:p text:style-name="Normal"><text:tab/>Exception(s):</text:p>
        <text:p text:style-name="Normal"><text:tab/><text:tab/>2a.) Expired session</text:p>
        <text:p text:style-name="Normal"><text:tab/><text:tab/><text:tab/>Verify user identification again</text:p>
        <text:p text:style-name="Normal"><text:tab/></text:p>
        <text:p text:style-name="P5">Name: Share “Feeling"</text:p>
        <text:p text:style-name="P4">Description: Allows a user to share their feelings </text:p>
        <text:p text:style-name="P4">Actor: User</text:p>
        <text:p text:style-name="P4">Pre-Conditions: User has identification and he/she has a recorded feeling</text:p>
        <text:p text:style-name="P4">Post-Conditions: Their feeling is successfully shared</text:p>
        <text:p text:style-name="P4">Main Course:</text:p>
        <text:p text:style-name="P4">1.) The user clicks share button</text:p>
        <text:p text:style-name="P4">2.) The feeling is publicly shared in feelings</text:p>
        <text:p text:style-name="P1"><text:span text:style-name="T3"><text:tab/></text:span><text:span text:style-name="T1">Exception(s):</text:span></text:p>
        <text:p text:style-name="P2"><text:tab/><text:tab/>1a.) If user is not log-in to Facebook</text:p>
        <text:p text:style-name="P2"><text:tab/><text:tab/><text:tab/>The user needs to log-in to Facebook</text:p>
        <text:p text:style-name="P1"><text:span text:style-name="T1"><text:tab/></text:span><text:span text:style-name="T3">Alternatives(s):</text:span></text:p>
        <text:p text:style-name="P4"><text:tab/><text:tab/>1b.) If connection is disconnected </text:p>
        <text:p text:style-name="P4"><text:tab/><text:tab/><text:tab/>The user cannot post their feeling.</text:p>
        <text:p text:style-name="P5"/>
        <text:p text:style-name="P5">Name: “Feeling” Reports</text:p>
        <text:p text:style-name="P4">Description: Allows a user to view their general daily, weekly, monthly feelings report </text:p>
        <text:p text:style-name="P4"><text:soft-page-break/>Actor: User</text:p>
        <text:p text:style-name="P4">Pre-Conditions: Past “feelings” are recorded</text:p>
        <text:p text:style-name="P4">Post-Conditions: The general daily, weekly, monthly is displayed.</text:p>
        <text:p text:style-name="P4">Main Course:</text:p>
        <text:p text:style-name="P4">1.) The user visits their account.</text:p>
        <text:p text:style-name="P4">2.) The user is able to view his “feeling” reports.</text:p>
        <text:p text:style-name="P1"><text:span text:style-name="T3"><text:tab/></text:span><text:span text:style-name="T1">Exception(s):</text:span></text:p>
        <text:p text:style-name="P2"><text:tab/><text:tab/>1a.) No “feel” rating yesterday</text:p>
        <text:p text:style-name="P2"><text:tab/><text:tab/><text:tab/>The user is able to see “No feelings yesterday”.</text:p>
        <text:p text:style-name="P1"/>
        <text:p text:style-name="P2">Name: Comment Anonymously</text:p>
        <text:p text:style-name="P4">Description: Allows a user to comment anonymously </text:p>
        <text:p text:style-name="P4">Actor: User</text:p>
        <text:p text:style-name="P4">Pre-Conditions: User is in anonymous method and the person to be commented exists.</text:p>
        <text:p text:style-name="P4">Post-Conditions: The user is able to comment to a person anonymously.</text:p>
        <text:p text:style-name="P4">Main Course:</text:p>
        <text:p text:style-name="P4">1.) The user inputs comment</text:p>
        <text:p text:style-name="P4">2.) The user chooses to be anonymous</text:p>
        <text:p text:style-name="P4">3.) The user posts the comment</text:p>
        <text:p text:style-name="P4">4.) The comment is saved and posted</text:p>
        <text:p text:style-name="P1"><text:span text:style-name="T3"><text:tab/></text:span><text:span text:style-name="T1">Exception(s):</text:span></text:p>
        <text:p text:style-name="P2"><text:tab/><text:tab/>1a.) Session expires</text:p>
        <text:p text:style-name="P2"><text:tab/><text:tab/><text:tab/>Verify user identification again</text:p>
        <text:p text:style-name="P1"><text:span text:style-name="T1"><text:tab/></text:span><text:span text:style-name="T2">Alternatives(s):</text:span></text:p>
        <text:p text:style-name="P4"><text:tab/><text:tab/>1b.) If connection is disconnected </text:p>
        <text:p text:style-name="P4"><text:tab/><text:tab/><text:tab/>The user cannot comment to a person.</text:p>
        <text:p text:style-name="P2"><text:tab/></text:p>
        <text:p text:style-name="P1"/>
        <text:p text:style-name="P2">Name: “Feel” Rate</text:p>
        <text:p text:style-name="P4">Description: Display “feel” rate of a data item </text:p>
        <text:p text:style-name="P4">Actor: User</text:p>
        <text:p text:style-name="P4">Pre-Conditions: The item has ratings.</text:p>
        <text:p text:style-name="P4">Post-Conditions: The rating for the item are displayed</text:p>
        <text:p text:style-name="P4">Main Course:</text:p>
        <text:p text:style-name="P4">1.) Displays the rating</text:p>
        <text:p text:style-name="P1"><text:span text:style-name="T3"><text:tab/></text:span><text:span text:style-name="T1">Exception(s):</text:span></text:p>
        <text:p text:style-name="P1"><text:span text:style-name="T1"><text:tab/><text:tab/>1a.) No feeling added for this item.</text:span></text:p>
        <text:p text:style-name="P1"><text:span text:style-name="T3"><text:tab/><text:tab/><text:tab/>No feeling <text:s/>rating displayed.</text:span></text:p>
        <text:p text:style-name="P2"><text:tab/></text:p>
        <text:p text:style-name="P1"/>
        <text:p text:style-name="P2">Name: Customized “Feeling"</text:p>
        <text:p text:style-name="P4">Description: Allows a user to create a customized “feel” item. </text:p>
        <text:p text:style-name="P4">Actor: User</text:p>
        <text:p text:style-name="P4">Pre-Conditions: User has identification</text:p>
        <text:p text:style-name="P4">Post-Conditions: The user is able to create a customized “feel".</text:p>
        <text:p text:style-name="P4">Main Course:</text:p>
        <text:p text:style-name="P4">1.) The user creates a customized feeling</text:p>
        <text:p text:style-name="P4">2.) The user chooses which category their feeling leans among the four basic feelings</text:p>
        <text:p text:style-name="P4"><text:tab/></text:p>
        <text:p text:style-name="P2"><text:soft-page-break/><text:tab/>Exception(s):</text:p>
        <text:p text:style-name="P2"><text:tab/><text:tab/>1a.) Session expires</text:p>
        <text:p text:style-name="P4"><text:tab/><text:tab/><text:tab/>Verify user identification again</text:p>
        <text:p text:style-name="P1"/>
        <text:p text:style-name="P4"><text:tab/><text:tab/>1b.) User did not choose category</text:p>
        <text:p text:style-name="P4"><text:tab/><text:tab/><text:tab/>Post button is disabled</text:p>
        <text:p text:style-name="P2"><text:tab/></text:p>
        <text:p text:style-name="P2"/>
        <text:p text:style-name="P5">Name: Edit Comment</text:p>
        <text:p text:style-name="P4">Description: Allows a user to edit a comment. </text:p>
        <text:p text:style-name="P4">Actor: User</text:p>
        <text:p text:style-name="P4">Pre-Conditions: A comment of the user has already exists</text:p>
        <text:p text:style-name="P4">Post-Conditions: Successfully edited the comment.</text:p>
        <text:p text:style-name="P4">Main Course:</text:p>
        <text:p text:style-name="P4">1.) The user edits the comment</text:p>
        <text:p text:style-name="P4">2.) The comment is saved and updated</text:p>
        <text:p text:style-name="P4"><text:tab/>Exception(s):</text:p>
        <text:p text:style-name="P4"><text:tab/><text:tab/>1a.) Session expires</text:p>
        <text:p text:style-name="P4"><text:tab/><text:tab/><text:tab/>Verify user identification again</text:p>
        <text:p text:style-name="P1"><text:span text:style-name="T3"><text:tab/><text:tab/></text:span><text:span text:style-name="T1">Alternatives(s):</text:span></text:p>
        <text:p text:style-name="P4"><text:tab/><text:tab/>1b.) If connection is disconnected </text:p>
        <text:p text:style-name="P4"><text:tab/><text:tab/><text:tab/>The user cannot edit his/her comment to a person.</text:p>
        <text:p text:style-name="P2"><text:tab/></text:p>
        <text:p text:style-name="P5"/>
        <text:p text:style-name="P5">Name: Delete Comment</text:p>
        <text:p text:style-name="P4">Description: Allows a user to create a customized “feel” item. </text:p>
        <text:p text:style-name="P4">Actor: User</text:p>
        <text:p text:style-name="P4">Pre-Conditions: A comment of the user already exists.</text:p>
        <text:p text:style-name="P4">Post-Conditions: Successfully deleted the comment.</text:p>
        <text:p text:style-name="P4">Main Course:</text:p>
        <text:p text:style-name="P4">1.) The comment is deleted</text:p>
        <text:p text:style-name="P4">2.) The comment is deleted comment section is updated</text:p>
        <text:p text:style-name="P4"><text:tab/>Exception(s):</text:p>
        <text:p text:style-name="P4"><text:tab/><text:tab/>1a.) Session expires</text:p>
        <text:p text:style-name="P4"><text:tab/><text:tab/><text:tab/>Verify user identification again</text:p>
        <text:p text:style-name="P3"><text:span text:style-name="T3"><text:tab/></text:span><text:span text:style-name="T1">Alternatives(s):</text:span></text:p>
        <text:p text:style-name="P4"><text:tab/><text:tab/>1b.) If connection is disconnected </text:p>
        <text:p text:style-name="P4"><text:tab/><text:tab/><text:tab/>The user cannot delete a comment.</text:p>
        <text:p text:style-name="P4"><text:tab/><text:tab/></text:p>
        <text:p text:style-name="P5"/>
        <text:p text:style-name="Normal"><text:tab/></text:p>
        <text:p text:style-name="Normal"/>
        <text:p text:style-name="P8">Database Planning:</text:p>
        <text:p text:style-name="P8"/>
        <text:p text:style-name="P8">1) Relations</text:p>
        <text:p text:style-name="P8">- Feelings (feel_id int, feel_name text, feel_value int)</text:p>
        <text:p text:style-name="P8">- Comment(comment_id serial, user_id_fk char(10), comment_msg text, mode boolean)</text:p>
        <text:p text:style-name="P8">- Customized_feel(cfeel_id serial, cfeel_name text, feel_id_fk int)</text:p>
        <text:p text:style-name="P8">- User_Feeling(ufeel_id serial, feel_id_fk int, user_id_fk char(10), cfeel_id_fk int, ufeel_date int, <text:s/><text:soft-page-break/>ufeel_month int, item_id_fk char(10))</text:p>
        <text:p text:style-name="P8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4-11-29T13:28:26.101298857</meta:creation-date>
    <dc:date>2014-12-12T16:21:54.308971344</dc:date>
    <meta:editing-duration>P0D</meta:editing-duration>
    <meta:editing-cycles>1</meta:editing-cycles>
    <meta:document-statistic meta:table-count="0" meta:image-count="0" meta:object-count="0" meta:page-count="5" meta:paragraph-count="168" meta:word-count="1028" meta:character-count="6412" meta:non-whitespace-character-count="5421"/>
  </office:meta>
</office:document-meta>
</file>